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37cm" fo:min-width="2.37cm"/>
    </style:style>
    <style:style style:name="gr2" style:family="graphic" style:parent-style-name="standard">
      <style:graphic-properties draw:textarea-horizontal-align="justify" draw:textarea-vertical-align="middle" draw:auto-grow-height="false" fo:min-height="2.885cm" fo:min-width="8.062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36cm" fo:min-width="2.369cm"/>
    </style:style>
    <style:style style:name="gr5" style:family="graphic" style:parent-style-name="standard">
      <style:graphic-properties draw:textarea-horizontal-align="justify" draw:textarea-vertical-align="middle" draw:auto-grow-height="false" fo:min-height="0.742cm" fo:min-width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0.742cm" fo:min-width="0.713cm"/>
    </style:style>
    <style:style style:name="gr7" style:family="graphic" style:parent-style-name="standard">
      <style:graphic-properties draw:textarea-horizontal-align="justify" draw:textarea-vertical-align="middle" draw:auto-grow-height="false" fo:min-height="0.744cm" fo:min-width="0.713cm"/>
    </style:style>
    <style:style style:name="gr8" style:family="graphic" style:parent-style-name="standard">
      <style:graphic-properties draw:textarea-horizontal-align="justify" draw:textarea-vertical-align="middle" draw:auto-grow-height="false" fo:min-height="0.742cm" fo:min-width="0.7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42cm" fo:min-width="0.713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85cm" fo:min-width="7.7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823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18cm" svg:height="1.535cm" svg:x="1.2cm" svg:y="1.178cm">
          <text:p text:style-name="P1">ESP826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9cm" svg:height="3.473cm" svg:x="1.4cm" svg:y="4.517cm">
          <text:p text:style-name="P1">ATMega256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016cm" svg:y1="2.78cm" svg:x2="2.016cm" svg:y2="4.583cm">
          <text:p/>
        </draw:line>
        <draw:custom-shape draw:style-name="gr4" draw:text-style-name="P1" draw:layer="layout" svg:width="3.019cm" svg:height="1.536cm" svg:x="4.628cm" svg:y="1.178cm">
          <text:p text:style-name="P1">MPU605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198cm" svg:y1="2.78cm" svg:x2="5.198cm" svg:y2="4.583cm">
          <text:p/>
        </draw:line>
        <draw:g>
          <draw:custom-shape draw:style-name="gr5" draw:text-style-name="P1" draw:layer="layout" svg:width="1.712cm" svg:height="1.402cm" svg:x="1.446cm" svg:y="9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713cm" svg:height="1.402cm" svg:x="1.854cm" svg:y="9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713cm" svg:height="1.404cm" svg:x="2.262cm" svg:y="10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712cm" svg:height="1.402cm" svg:x="2.671cm" svg:y="10.396cm">
            <text:p text:style-name="P1">Serv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.771cm" svg:y1="7.99cm" svg:x2="1.771cm" svg:y2="9.793cm">
            <text:p/>
          </draw:line>
          <draw:line draw:style-name="gr9" draw:text-style-name="P2" draw:layer="layout" svg:x1="2.098cm" svg:y1="7.99cm" svg:x2="2.098cm" svg:y2="9.793cm">
            <text:p/>
          </draw:line>
          <draw:line draw:style-name="gr9" draw:text-style-name="P2" draw:layer="layout" svg:x1="2.506cm" svg:y1="7.99cm" svg:x2="2.506cm" svg:y2="9.793cm">
            <text:p/>
          </draw:line>
          <draw:line draw:style-name="gr9" draw:text-style-name="P2" draw:layer="layout" svg:x1="2.832cm" svg:y1="7.99cm" svg:x2="2.832cm" svg:y2="9.793cm">
            <text:p/>
          </draw:line>
          <draw:line draw:style-name="gr9" draw:text-style-name="P2" draw:layer="layout" svg:x1="6.504cm" svg:y1="7.99cm" svg:x2="6.504cm" svg:y2="9.793cm">
            <text:p/>
          </draw:line>
          <draw:custom-shape draw:style-name="gr10" draw:text-style-name="P1" draw:layer="layout" svg:width="1.713cm" svg:height="1.402cm" svg:x="5.609cm" svg:y="11.198cm">
            <text:p text:style-name="P1">Mo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2cm" svg:height="1.537cm" svg:x="4.954cm" svg:y="9.794cm">
            <text:p text:style-name="P1">ES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ellipse draw:style-name="gr11" draw:text-style-name="P1" draw:layer="layout" svg:width="2.204cm" svg:height="2.046cm" svg:x="8.126cm" svg:y="1.2cm" draw:kind="cut" draw:start-angle="0.29" draw:end-angle="244.55">
          <text:p text:style-name="P1">Ping</text:p>
        </draw:ellipse>
        <draw:line draw:style-name="gr9" draw:text-style-name="P2" draw:layer="layout" svg:x1="8.952cm" svg:y1="2.78cm" svg:x2="8.952cm" svg:y2="4.583cm">
          <text:p/>
        </draw:line>
        <draw:line draw:style-name="gr12" draw:text-style-name="P1" draw:layer="layout" svg:x1="9.686cm" svg:y1="2.713cm" svg:x2="9.686cm" svg:y2="4.45cm">
          <text:p/>
        </draw:line>
        <draw:custom-shape draw:style-name="gr1" draw:text-style-name="P1" draw:layer="layout" svg:width="3.018cm" svg:height="1.535cm" svg:x="11.7cm" svg:y="1.178cm">
          <text:p text:style-name="P1">ESP826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8.6cm" svg:height="3.473cm" svg:x="11.1cm" svg:y="4.517cm">
          <text:p text:style-name="P1">ATMega256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516cm" svg:y1="2.78cm" svg:x2="12.516cm" svg:y2="4.583cm">
          <text:p/>
        </draw:line>
        <draw:custom-shape draw:style-name="gr4" draw:text-style-name="P1" draw:layer="layout" svg:width="3.019cm" svg:height="1.536cm" svg:x="15.128cm" svg:y="1.178cm">
          <text:p text:style-name="P1">USB JO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698cm" svg:y1="2.78cm" svg:x2="15.698cm" svg:y2="4.583cm">
          <text:p/>
        </draw:line>
        <draw:frame draw:style-name="gr14" draw:text-style-name="P3" draw:layer="layout" svg:width="3.393cm" svg:height="0.962cm" svg:x="3.9cm" svg:y="13.6cm">
          <draw:text-box>
            <text:p>SKY_SYS</text:p>
          </draw:text-box>
        </draw:frame>
        <draw:frame draw:style-name="gr15" draw:text-style-name="P3" draw:layer="layout" svg:width="3.8cm" svg:height="1.073cm" svg:x="13.4cm" svg:y="13.627cm">
          <draw:text-box>
            <text:p>GND_SYS</text:p>
          </draw:text-box>
        </draw:frame>
        <draw:line draw:style-name="gr16" draw:text-style-name="P2" draw:layer="layout" svg:x1="10.6cm" svg:y1="1cm" svg:x2="10.6cm" svg:y2="14.8cm">
          <text:p/>
        </draw:line>
        <draw:line draw:style-name="gr16" draw:text-style-name="P2" draw:layer="layout" svg:x1="1cm" svg:y1="13.2cm" svg:x2="20cm" svg:y2="13.2cm">
          <text:p/>
        </draw:line>
        <draw:line draw:style-name="gr16" draw:text-style-name="P2" draw:layer="layout" svg:x1="1cm" svg:y1="14.8cm" svg:x2="20cm" svg:y2="14.8cm">
          <text:p/>
        </draw:line>
        <draw:g>
          <draw:custom-shape draw:style-name="gr5" draw:text-style-name="P1" draw:layer="layout" svg:width="1.712cm" svg:height="1.402cm" svg:x="2.072cm" svg:y="24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713cm" svg:height="1.402cm" svg:x="2.48cm" svg:y="2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713cm" svg:height="1.404cm" svg:x="2.888cm" svg:y="24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712cm" svg:height="1.402cm" svg:x="3.297cm" svg:y="24.906cm">
            <text:p text:style-name="P1">Serv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2.397cm" svg:y1="22.5cm" svg:x2="2.397cm" svg:y2="24.303cm">
            <text:p/>
          </draw:line>
          <draw:line draw:style-name="gr9" draw:text-style-name="P2" draw:layer="layout" svg:x1="2.724cm" svg:y1="22.5cm" svg:x2="2.724cm" svg:y2="24.303cm">
            <text:p/>
          </draw:line>
          <draw:line draw:style-name="gr9" draw:text-style-name="P2" draw:layer="layout" svg:x1="3.132cm" svg:y1="22.5cm" svg:x2="3.132cm" svg:y2="24.303cm">
            <text:p/>
          </draw:line>
          <draw:line draw:style-name="gr9" draw:text-style-name="P2" draw:layer="layout" svg:x1="3.458cm" svg:y1="22.5cm" svg:x2="3.458cm" svg:y2="24.303cm">
            <text:p/>
          </draw:line>
          <draw:line draw:style-name="gr9" draw:text-style-name="P2" draw:layer="layout" svg:x1="7.13cm" svg:y1="22.5cm" svg:x2="7.13cm" svg:y2="24.303cm">
            <text:p/>
          </draw:line>
          <draw:custom-shape draw:style-name="gr10" draw:text-style-name="P1" draw:layer="layout" svg:width="1.713cm" svg:height="1.402cm" svg:x="6.235cm" svg:y="25.708cm">
            <text:p text:style-name="P1">Mo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2cm" svg:height="1.537cm" svg:x="5.58cm" svg:y="24.304cm">
            <text:p text:style-name="P1">ES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3.019cm" svg:height="1.536cm" svg:x="2.1cm" svg:y="15.895cm">
          <text:p text:style-name="P1">MPU605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67cm" svg:y1="17.497cm" svg:x2="2.67cm" svg:y2="19.3cm">
          <text:p/>
        </draw:line>
        <draw:ellipse draw:style-name="gr11" draw:text-style-name="P1" draw:layer="layout" svg:width="2.204cm" svg:height="2.046cm" svg:x="5.598cm" svg:y="15.917cm" draw:kind="cut" draw:start-angle="0.29" draw:end-angle="244.55">
          <text:p text:style-name="P1">Ping</text:p>
        </draw:ellipse>
        <draw:line draw:style-name="gr9" draw:text-style-name="P2" draw:layer="layout" svg:x1="6.424cm" svg:y1="17.497cm" svg:x2="6.424cm" svg:y2="19.3cm">
          <text:p/>
        </draw:line>
        <draw:line draw:style-name="gr12" draw:text-style-name="P1" draw:layer="layout" svg:x1="7.158cm" svg:y1="17.43cm" svg:x2="7.158cm" svg:y2="19.167cm">
          <text:p/>
        </draw:line>
        <draw:custom-shape draw:style-name="gr2" draw:text-style-name="P1" draw:layer="layout" svg:width="8.9cm" svg:height="3.473cm" svg:x="1.4cm" svg:y="19.2cm">
          <text:p text:style-name="P1">ESP826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4.858cm" svg:height="0.962cm" svg:x="3.142cm" svg:y="27.438cm">
          <draw:text-box>
            <text:p>ALT_SKY_SY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5:29:04.682022070</meta:creation-date>
    <dc:date>2017-06-03T15:47:00.952454354</dc:date>
    <meta:editing-duration>PT7M42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